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https://kumparan.com/@kumparantech/bocah-13-tahun-tewas-kesetrum-saat-main-hp-yang-sedang-dicas-1rjWDMfQgMD</text:p>
          </table:table-cell>
        </table:table-row>
        <table:table-row table:style-name="ro1">
          <table:table-cell office:value-type="string" calcext:value-type="string">
            <text:p>https://kumparan.com/@kumparantech/fitur-baru-google-photos-bisa-cari-teks-dalam-foto-1rja5LrOeZw</text:p>
          </table:table-cell>
        </table:table-row>
        <table:table-row table:style-name="ro1">
          <table:table-cell office:value-type="string" calcext:value-type="string">
            <text:p>https://kumparan.com/@kumparantech/hanya-hari-ini-telkomsel-jual-paket-data-50-gb-cuma-rp-50-ribu-1rj6AG9K3Lf</text:p>
          </table:table-cell>
        </table:table-row>
        <table:table-row table:style-name="ro1">
          <table:table-cell office:value-type="string" calcext:value-type="string">
            <text:p>https://kumparan.com/@kumparantech/huawei-tidak-akan-rilis-smartphone-os-harmony-tahun-ini-1rj74hb2tN4</text:p>
          </table:table-cell>
        </table:table-row>
        <table:table-row table:style-name="ro1">
          <table:table-cell office:value-type="string" calcext:value-type="string">
            <text:p>https://kumparan.com/@kumparantech/kaesang-unggah-video-pertama-main-mobile-legends-usai-gabung-aerowolf-1rjG4OrkeiK</text:p>
          </table:table-cell>
        </table:table-row>
        <table:table-row table:style-name="ro1">
          <table:table-cell office:value-type="string" calcext:value-type="string">
            <text:p>https://kumparan.com/@kumparantech/microsoft-google-linux-bikin-konsorsium-perlindungan-data-1rjZmcaFeZ7</text:p>
          </table:table-cell>
        </table:table-row>
        <table:table-row table:style-name="ro1">
          <table:table-cell office:value-type="string" calcext:value-type="string">
            <text:p>https://kumparan.com/@kumparantech/nokia-siap-jual-smartphone-android-5g-harga-murah-1rjUrSEp1iv</text:p>
          </table:table-cell>
        </table:table-row>
        <table:table-row table:style-name="ro1">
          <table:table-cell office:value-type="string" calcext:value-type="string">
            <text:p>https://kumparan.com/@kumparantech/pertamina-berburu-aplikasi-keren-lewat-kompetisi-hackathon-1rjdSpkHpdU</text:p>
          </table:table-cell>
        </table:table-row>
        <table:table-row table:style-name="ro1">
          <table:table-cell office:value-type="string" calcext:value-type="string">
            <text:p>https://kumparan.com/@kumparantech/review-samsung-galaxy-note-10-plus-ponsel-yang-kaya-fitur-1rj6kD3gUM5</text:p>
          </table:table-cell>
        </table:table-row>
        <table:table-row table:style-name="ro1">
          <table:table-cell office:value-type="string" calcext:value-type="string">
            <text:p>https://kumparan.com/@kumparantech/rusia-kirim-robot-mirip-manusia-ke-stasiun-luar-angkasa-1rjDTrHHMcC</text:p>
          </table:table-cell>
        </table:table-row>
        <table:table-row table:style-name="ro1">
          <table:table-cell office:value-type="string" calcext:value-type="string">
            <text:p>https://kumparan.com/@kumparantech/bocah-13-tahun-tewas-kesetrum-saat-main-hp-yang-sedang-dicas-1rjWDMfQgMD</text:p>
          </table:table-cell>
        </table:table-row>
        <table:table-row table:style-name="ro1">
          <table:table-cell office:value-type="string" calcext:value-type="string">
            <text:p>https://kumparan.com/@kumparantech/sudah-2-hari-kominfo-masih-blokir-akses-internet-di-papua-1ritBafnwwX</text:p>
          </table:table-cell>
        </table:table-row>
        <table:table-row table:style-name="ro1">
          <table:table-cell office:value-type="string" calcext:value-type="string">
            <text:p>https://kumparan.com/@kumparantech/10-tagar-twitter-yang-ramaikan-indonesia-selama-2019-1riqSndcxOm</text:p>
          </table:table-cell>
        </table:table-row>
        <table:table-row table:style-name="ro1">
          <table:table-cell office:value-type="string" calcext:value-type="string">
            <text:p>https://kumparan.com/@kumparantech/samsung-galaxy-a50s-dan-a30s-resmi-meluncur-serupa-tapi-tak-sama-1rir8Fk3h6V</text:p>
          </table:table-cell>
        </table:table-row>
        <table:table-row table:style-name="ro1">
          <table:table-cell office:value-type="string" calcext:value-type="string">
            <text:p>https://kumparan.com/@kumparantech/mengenang-nama-makanan-manis-di-os-android-selama-10-tahun-1riobwe1xIh</text:p>
          </table:table-cell>
        </table:table-row>
        <table:table-row table:style-name="ro1">
          <table:table-cell office:value-type="string" calcext:value-type="string">
            <text:p>https://kumparan.com/@kumparantech/foto-meriahnya-penjualan-perdana-samsung-galaxy-note-10-di-jakarta-1rinLm1zN0g</text:p>
          </table:table-cell>
        </table:table-row>
        <table:table-row table:style-name="ro1">
          <table:table-cell office:value-type="string" calcext:value-type="string">
            <text:p>https://kumparan.com/@kumparantech/beli-aplikasi-google-play-lewat-gopay-dapat-cashback-100-persen-mau-1rimv8oTqM5</text:p>
          </table:table-cell>
        </table:table-row>
        <table:table-row table:style-name="ro1">
          <table:table-cell office:value-type="string" calcext:value-type="string">
            <text:p>https://kumparan.com/@kumparantech/youtuber-terkaya-di-indonesia-1rik195MwcT</text:p>
          </table:table-cell>
        </table:table-row>
        <table:table-row table:style-name="ro1">
          <table:table-cell office:value-type="string" calcext:value-type="string">
            <text:p>https://kumparan.com/@kumparantech/ini-dia-pembeli-pertama-samsung-galaxy-note-10-plus-di-jakarta-1rikTyMrs1j</text:p>
          </table:table-cell>
        </table:table-row>
        <table:table-row table:style-name="ro1">
          <table:table-cell office:value-type="string" calcext:value-type="string">
            <text:p>https://kumparan.com/@kumparantech/telkomsel-perkuat-infrastruktur-jaringan-ibu-kota-baru-di-kalimantan-1rim7w5Cjo0</text:p>
          </table:table-cell>
        </table:table-row>
        <table:table-row table:style-name="ro1">
          <table:table-cell office:value-type="string" calcext:value-type="string">
            <text:p>https://kumparan.com/@kumparantech/gmail-rilis-fitur-koreksi-typo-dan-grammar-begini-cara-pakainya-1rifsoDlXPN</text:p>
          </table:table-cell>
        </table:table-row>
        <table:table-row table:style-name="ro1">
          <table:table-cell office:value-type="string" calcext:value-type="string">
            <text:p>https://kumparan.com/@kumparantech/sony-sudah-ajukan-paten-desain-playstation-5-1riiiHWv26K</text:p>
          </table:table-cell>
        </table:table-row>
        <table:table-row table:style-name="ro1">
          <table:table-cell office:value-type="string" calcext:value-type="string">
            <text:p>https://kumparan.com/@kumparantech/spotify-uji-coba-harga-langganan-yang-lebih-mahal-1rifjPoIPOh</text:p>
          </table:table-cell>
        </table:table-row>
        <table:table-row table:style-name="ro1">
          <table:table-cell office:value-type="string" calcext:value-type="string">
            <text:p>https://kumparan.com/@kumparantech/29-agustus-xiaomi-redmi-note-8-pro-meluncur-dengan-kamera-64-mp-1riPRP26Z4q</text:p>
          </table:table-cell>
        </table:table-row>
        <table:table-row table:style-name="ro1">
          <table:table-cell office:value-type="string" calcext:value-type="string">
            <text:p>https://kumparan.com/@kumparantech/apple-tv-plus-streaming-video-penantang-netflix-rilis-november-2019-1riTnu3Yulq</text:p>
          </table:table-cell>
        </table:table-row>
        <table:table-row table:style-name="ro1">
          <table:table-cell office:value-type="string" calcext:value-type="string">
            <text:p>https://kumparan.com/@kumparantech/google-ubah-tampilan-play-store-jadi-lebih-segar-dan-sederhana-1riSQuRkFrY</text:p>
          </table:table-cell>
        </table:table-row>
        <table:table-row table:style-name="ro1">
          <table:table-cell office:value-type="string" calcext:value-type="string">
            <text:p>https://kumparan.com/@kumparantech/oppo-dan-samsung-saling-klaim-jadi-nomor-1-di-pasar-ponsel-indonesia-1riQbL9Pdza</text:p>
          </table:table-cell>
        </table:table-row>
        <table:table-row table:style-name="ro1">
          <table:table-cell office:value-type="string" calcext:value-type="string">
            <text:p>https://kumparan.com/@kumparantech/qualcomm-desak-pemerintah-indonesia-untuk-segera-tetapkan-frekuensi-5g-1riUJLrQs1D</text:p>
          </table:table-cell>
        </table:table-row>
        <table:table-row table:style-name="ro1">
          <table:table-cell office:value-type="string" calcext:value-type="string">
            <text:p>https://kumparan.com/@kumparantech/ubah-tradisi-google-tak-lagi-pakai-nama-makanan-manis-di-android-q-1riUkXeGQF0</text:p>
          </table:table-cell>
        </table:table-row>
        <table:table-row table:style-name="ro1">
          <table:table-cell office:value-type="string" calcext:value-type="string">
            <text:p>https://kumparan.com/@kumparantech/1-000-mitra-bukalapak-pakai-qr-code-termasuk-warung-dan-tukang-bakso-1riJe6NoKXQ</text:p>
          </table:table-cell>
        </table:table-row>
        <table:table-row table:style-name="ro1">
          <table:table-cell office:value-type="string" calcext:value-type="string">
            <text:p>https://kumparan.com/@kumparantech/5-alasan-kamu-harus-upgrade-samsung-galaxy-note-9-ke-galaxy-note-10-1riLqPEoTtk</text:p>
          </table:table-cell>
        </table:table-row>
        <table:table-row table:style-name="ro1">
          <table:table-cell office:value-type="string" calcext:value-type="string">
            <text:p>https://kumparan.com/@kumparantech/mengenal-whatsapp-pay-calon-alat-pembayaran-baru-di-indonesia-1riNaGSyoWg</text:p>
          </table:table-cell>
        </table:table-row>
        <table:table-row table:style-name="ro1">
          <table:table-cell office:value-type="string" calcext:value-type="string">
            <text:p>https://kumparan.com/@kumparantech/oppo-rilis-aplikasi-service-bisa-antar-jemput-perbaikan-smartphone-1riOhbnwnFb</text:p>
          </table:table-cell>
        </table:table-row>
        <table:table-row table:style-name="ro1">
          <table:table-cell office:value-type="string" calcext:value-type="string">
            <text:p>https://kumparan.com/@kumparantech/death-stranding-ungkap-video-gameplay-baru-pemain-bisa-kencing-1riHb1kooIS</text:p>
          </table:table-cell>
        </table:table-row>
        <table:table-row table:style-name="ro1">
          <table:table-cell office:value-type="string" calcext:value-type="string">
            <text:p>https://kumparan.com/@kumparantech/internet-operator-diblokir-warga-papua-masih-bisa-telepon-dan-sms-1ri6IYl4MTu</text:p>
          </table:table-cell>
        </table:table-row>
        <table:table-row table:style-name="ro1">
          <table:table-cell office:value-type="string" calcext:value-type="string">
            <text:p>https://kumparan.com/@kumparantech/janda-22-tahun-pacari-bocah-12-tahun-usai-bertemu-di-game-mobile-1riHAa8LDBM</text:p>
          </table:table-cell>
        </table:table-row>
        <table:table-row table:style-name="ro1">
          <table:table-cell office:value-type="string" calcext:value-type="string">
            <text:p>https://kumparan.com/@kumparantech/pre-order-samsung-galaxy-note-10-plus-paling-laris-di-indonesia-1ri53CeqmJu</text:p>
          </table:table-cell>
        </table:table-row>
        <table:table-row table:style-name="ro1">
          <table:table-cell office:value-type="string" calcext:value-type="string">
            <text:p>https://kumparan.com/@kumparantech/gojek-masuk-daftar-20-perusahaan-yang-mengubah-dunia-1ri537Eu5Sg</text:p>
          </table:table-cell>
        </table:table-row>
        <table:table-row table:style-name="ro1">
          <table:table-cell office:value-type="string" calcext:value-type="string">
            <text:p>https://kumparan.com/@kumparantech/kominfo-blokir-akses-internet-operator-seluler-di-papua-1ri5VuaYAXU</text:p>
          </table:table-cell>
        </table:table-row>
        <table:table-row table:style-name="ro1">
          <table:table-cell office:value-type="string" calcext:value-type="string">
            <text:p>https://kumparan.com/@kumparantech/persiapan-5g-xl-perluas-jaringan-fiber-optik-di-indonesia-1ri43N753od</text:p>
          </table:table-cell>
        </table:table-row>
        <table:table-row table:style-name="ro1">
          <table:table-cell office:value-type="string" calcext:value-type="string">
            <text:p>https://kumparan.com/@kumparantech/syed-saddiq-pastikan-gojek-bakal-mengaspal-di-malaysia-1ri3atAtVKf</text:p>
          </table:table-cell>
        </table:table-row>
        <table:table-row table:style-name="ro1">
          <table:table-cell office:value-type="string" calcext:value-type="string">
            <text:p>https://kumparan.com/@kumparantech/xl-masih-kaji-esim-sebelum-dirilis-di-indonesia-1ri4CgdMp5q</text:p>
          </table:table-cell>
        </table:table-row>
        <table:table-row table:style-name="ro1">
          <table:table-cell office:value-type="string" calcext:value-type="string">
            <text:p>https://kumparan.com/@kumparantech/facebook-diam-diam-mulai-pamer-nama-baru-whatsapp-1ri1n76lZay</text:p>
          </table:table-cell>
        </table:table-row>
        <table:table-row table:style-name="ro1">
          <table:table-cell office:value-type="string" calcext:value-type="string">
            <text:p>https://kumparan.com/@kumparantech/samsung-klaim-masih-nomor-satu-di-pasar-smartphone-indonesia-1ri1sp3uGE1</text:p>
          </table:table-cell>
        </table:table-row>
        <table:table-row table:style-name="ro1">
          <table:table-cell office:value-type="string" calcext:value-type="string">
            <text:p>https://kumparan.com/@kumparantech/xl-axiata-uji-jaringan-5g-pamer-komunikasi-hologram-1ri0mcGXcvO</text:p>
          </table:table-cell>
        </table:table-row>
        <table:table-row table:style-name="ro1">
          <table:table-cell office:value-type="string" calcext:value-type="string">
            <text:p>https://kumparan.com/@kumparantech/galaxy-note-10-resmi-rilis-di-indonesia-penjualan-perdana-23-agustus-1rhxBaNEo9u</text:p>
          </table:table-cell>
        </table:table-row>
        <table:table-row table:style-name="ro1">
          <table:table-cell office:value-type="string" calcext:value-type="string">
            <text:p>https://kumparan.com/@kumparantech/harmonyos-sang-penantang-android-1rhav5jyDtT</text:p>
          </table:table-cell>
        </table:table-row>
        <table:table-row table:style-name="ro1">
          <table:table-cell office:value-type="string" calcext:value-type="string">
            <text:p>https://kumparan.com/@kumparantech/platform-game-apple-rilis-september-berapa-harga-bulanannya-1rhzE3E0Zir</text:p>
          </table:table-cell>
        </table:table-row>
        <table:table-row table:style-name="ro1">
          <table:table-cell office:value-type="string" calcext:value-type="string">
            <text:p>https://kumparan.com/@kumparantech/realme-5-dan-5-pro-resmi-dirilis-punya-empat-kamera-harga-murah-1rhuB2fTE5z</text:p>
          </table:table-cell>
        </table:table-row>
        <table:table-row table:style-name="ro1">
          <table:table-cell office:value-type="string" calcext:value-type="string">
            <text:p>https://kumparan.com/@kumparantech/robot-seks-asal-china-ancam-eksistensi-jasa-psk-1rht2QwhMRd</text:p>
          </table:table-cell>
        </table:table-row>
        <table:table-row table:style-name="ro1">
          <table:table-cell office:value-type="string" calcext:value-type="string">
            <text:p>https://kumparan.com/@kumparantech/trump-tuduh-google-manipulasi-pemilih-di-pemilu-as-2016-1rhxAf4HWXU</text:p>
          </table:table-cell>
        </table:table-row>
        <table:table-row table:style-name="ro1">
          <table:table-cell office:value-type="string" calcext:value-type="string">
            <text:p>https://kumparan.com/@kumparantech/atta-halilintar-masuk-10-besar-youtuber-terkaya-di-dunia-1rhhWwuAFiA</text:p>
          </table:table-cell>
        </table:table-row>
        <table:table-row table:style-name="ro1">
          <table:table-cell office:value-type="string" calcext:value-type="string">
            <text:p>https://kumparan.com/@kumparantech/curhat-ceo-apple-ke-donald-trump-soal-aturan-yang-untungkan-samsung-1rhdK4JchWw</text:p>
          </table:table-cell>
        </table:table-row>
        <table:table-row table:style-name="ro1">
          <table:table-cell office:value-type="string" calcext:value-type="string">
            <text:p>https://kumparan.com/@kumparantech/ketika-3-biksu-muda-jadi-juara-turnamen-esports-di-thailand-1rhhdEiGV5L</text:p>
          </table:table-cell>
        </table:table-row>
        <table:table-row table:style-name="ro1">
          <table:table-cell office:value-type="string" calcext:value-type="string">
            <text:p>https://kumparan.com/@kumparantech/pakai-cheat-500-000-akun-game-pokemon-go-dan-harry-potter-diblokir-1rhh6NleuGg</text:p>
          </table:table-cell>
        </table:table-row>
        <table:table-row table:style-name="ro1">
          <table:table-cell office:value-type="string" calcext:value-type="string">
            <text:p>https://kumparan.com/@kumparantech/update-ios-baru-12-4-bikin-sistem-iphone-bisa-dibobol-1rhesDmeOKf</text:p>
          </table:table-cell>
        </table:table-row>
        <table:table-row table:style-name="ro1">
          <table:table-cell office:value-type="string" calcext:value-type="string">
            <text:p>https://kumparan.com/@kumparantech/whatsapp-siapkan-alat-pembayaran-di-indonesia-dekati-gopay-ovo-dana-1rhep6FA6pS</text:p>
          </table:table-cell>
        </table:table-row>
        <table:table-row table:style-name="ro1">
          <table:table-cell office:value-type="string" calcext:value-type="string">
            <text:p>https://kumparan.com/@kumparantech/xiaomi-oppo-vivo-kolaborasi-bikin-fitur-transfer-file-saingi-apple-1rhfqhIsfnj</text:p>
          </table:table-cell>
        </table:table-row>
        <table:table-row table:style-name="ro1">
          <table:table-cell office:value-type="string" calcext:value-type="string">
            <text:p>https://kumparan.com/@kumparantech/jadwal-lengkap-liga-mobile-legends-mpl-season-4-pekan-pertama-1rhWLVbtD7W</text:p>
          </table:table-cell>
        </table:table-row>
        <table:table-row table:style-name="ro1">
          <table:table-cell office:value-type="string" calcext:value-type="string">
            <text:p>https://kumparan.com/@kumparantech/setelah-gopay-bayar-jne-kini-bisa-pakai-ovo-1rhZi2oCiBz</text:p>
          </table:table-cell>
        </table:table-row>
        <table:table-row table:style-name="ro1">
          <table:table-cell office:value-type="string" calcext:value-type="string">
            <text:p>https://kumparan.com/@kumparantech/supreme-mau-jual-ponsel-untuk-lengkapi-ootd-para-hypebeast-1rhXRMYaQjT</text:p>
          </table:table-cell>
        </table:table-row>
        <table:table-row table:style-name="ro1">
          <table:table-cell office:value-type="string" calcext:value-type="string">
            <text:p>https://kumparan.com/@kumparantech/whatsapp-versi-desktop-bakal-dapat-2-fitur-baru-apa-saja-1rhbsNofygW</text:p>
          </table:table-cell>
        </table:table-row>
        <table:table-row table:style-name="ro1">
          <table:table-cell office:value-type="string" calcext:value-type="string">
            <text:p>https://kumparan.com/@kumparantech/awal-2020-smartfren-ekspansi-ke-indonesia-bagian-timur-1rhJNFy08Cx</text:p>
          </table:table-cell>
        </table:table-row>
        <table:table-row table:style-name="ro1">
          <table:table-cell office:value-type="string" calcext:value-type="string">
            <text:p>https://kumparan.com/@kumparantech/menteri-muda-syed-saddiq-mau-bawa-gojek-ke-malaysia-1rhUjVaVu5j</text:p>
          </table:table-cell>
        </table:table-row>
        <table:table-row table:style-name="ro1">
          <table:table-cell office:value-type="string" calcext:value-type="string">
            <text:p>https://kumparan.com/@kumparantech/realme-siap-bawa-smartphone-empat-kamera-64-mp-ke-indonesia-1rhJ816krYN</text:p>
          </table:table-cell>
        </table:table-row>
        <table:table-row table:style-name="ro1">
          <table:table-cell office:value-type="string" calcext:value-type="string">
            <text:p>https://kumparan.com/@kumparantech/riset-orang-yang-suka-pakai-emoji-lebih-sering-berhubungan-seks-1rhU16VO7qb</text:p>
          </table:table-cell>
        </table:table-row>
        <table:table-row table:style-name="ro1">
          <table:table-cell office:value-type="string" calcext:value-type="string">
            <text:p>https://kumparan.com/@kumparantech/ada-kerusuhan-kominfo-sempat-perlambat-akses-internet-di-papua-1rhHlYicD8q</text:p>
          </table:table-cell>
        </table:table-row>
        <table:table-row table:style-name="ro1">
          <table:table-cell office:value-type="string" calcext:value-type="string">
            <text:p>https://kumparan.com/@kumparantech/smartfren-jaringan-5g-bukan-untuk-perangkat-pribadi-1rhIadwUBSX</text:p>
          </table:table-cell>
        </table:table-row>
        <table:table-row table:style-name="ro1">
          <table:table-cell office:value-type="string" calcext:value-type="string">
            <text:p>https://kumparan.com/@kumparantech/smartfren-mulai-uji-coba-jaringan-5g-di-indonesia-1rhFGEHbMIE</text:p>
          </table:table-cell>
        </table:table-row>
        <table:table-row table:style-name="ro1">
          <table:table-cell office:value-type="string" calcext:value-type="string">
            <text:p>https://kumparan.com/@kumparantech/smartfren-ungkap-hambatan-penerapan-jaringan-5g-di-indonesia-1rhHEhOsteI</text:p>
          </table:table-cell>
        </table:table-row>
        <table:table-row table:style-name="ro1">
          <table:table-cell office:value-type="string" calcext:value-type="string">
            <text:p>https://kumparan.com/@kumparantech/huawei-dapat-tambahan-90-hari-penangguhan-larangan-dagang-as-1rh83iHDxA4</text:p>
          </table:table-cell>
        </table:table-row>
        <table:table-row table:style-name="ro1">
          <table:table-cell office:value-type="string" calcext:value-type="string">
            <text:p>https://kumparan.com/@kumparantech/huawei-siap-lawan-google-jika-dilarang-pakai-os-android-1rhDz43gIA4</text:p>
          </table:table-cell>
        </table:table-row>
        <table:table-row table:style-name="ro1">
          <table:table-cell office:value-type="string" calcext:value-type="string">
            <text:p>https://kumparan.com/@kumparantech/ini-daftar-pemain-timnas-mobile-legends-dan-aov-di-sea-games-2019-1rh8oGMhoP8</text:p>
          </table:table-cell>
        </table:table-row>
        <table:table-row table:style-name="ro1">
          <table:table-cell office:value-type="string" calcext:value-type="string">
            <text:p>https://kumparan.com/@kumparantech/ini-rencana-aturan-imei-untuk-blokir-ponsel-bm-di-indonesia-1rhCMRxPJ53</text:p>
          </table:table-cell>
        </table:table-row>
        <table:table-row table:style-name="ro1">
          <table:table-cell office:value-type="string" calcext:value-type="string">
            <text:p>https://kumparan.com/@kumparantech/alasan-pemerintah-tak-jadi-resmikan-aturan-imei-pada-17-agustus-2019-1rgsuhHelRa</text:p>
          </table:table-cell>
        </table:table-row>
        <table:table-row table:style-name="ro1">
          <table:table-cell office:value-type="string" calcext:value-type="string">
            <text:p>https://kumparan.com/@kumparantech/apa-saja-rekomendasi-startup-dari-sri-mulyani-dan-susi-pudjiastuti-1rgtWsv6O3w</text:p>
          </table:table-cell>
        </table:table-row>
        <table:table-row table:style-name="ro1">
          <table:table-cell office:value-type="string" calcext:value-type="string">
            <text:p>https://kumparan.com/@kumparantech/pembangunan-jaringan-tol-langit-palapa-ring-akhirnya-selesai-100-1rgqyU2Leou</text:p>
          </table:table-cell>
        </table:table-row>
        <table:table-row table:style-name="ro1">
          <table:table-cell office:value-type="string" calcext:value-type="string">
            <text:p>https://kumparan.com/@kumparantech/rasio-sukses-startup-cuma-5-apa-kata-pemerintah-1rgs9jEI5nO</text:p>
          </table:table-cell>
        </table:table-row>
        <table:table-row table:style-name="ro1">
          <table:table-cell office:value-type="string" calcext:value-type="string">
            <text:p>https://kumparan.com/@kumparantech/seorang-pria-ketahuan-main-pokemon-go-dengan-8-ponsel-di-mobil-1rcPVHc0aE2</text:p>
          </table:table-cell>
        </table:table-row>
        <table:table-row table:style-name="ro1">
          <table:table-cell office:value-type="string" calcext:value-type="string">
            <text:p>https://kumparan.com/@kumparantech/1-000-startup-ignite-the-nation-digelar-berharap-lahir-unicorn-baru-1rgpCdtzXWB</text:p>
          </table:table-cell>
        </table:table-row>
        <table:table-row table:style-name="ro1">
          <table:table-cell office:value-type="string" calcext:value-type="string">
            <text:p>https://kumparan.com/@kumparantech/instagram-uji-coba-fitur-baru-di-boomerang-apa-saja-1rglVmTXS02</text:p>
          </table:table-cell>
        </table:table-row>
        <table:table-row table:style-name="ro1">
          <table:table-cell office:value-type="string" calcext:value-type="string">
            <text:p>https://kumparan.com/@kumparantech/twitter-uji-fitur-tangkal-pesan-bully-di-dm-1rcTWmFvjCq</text:p>
          </table:table-cell>
        </table:table-row>
        <table:table-row table:style-name="ro1">
          <table:table-cell office:value-type="string" calcext:value-type="string">
            <text:p>https://kumparan.com/@kumparantech/28-agustus-oppo-reno-2-rilis-dengan-4-kamera-belakang-dan-20x-zoom-1rgQEaA7lru</text:p>
          </table:table-cell>
        </table:table-row>
        <table:table-row table:style-name="ro1">
          <table:table-cell office:value-type="string" calcext:value-type="string">
            <text:p>https://kumparan.com/@kumparantech/huawei-tambah-fitur-super-night-mode-di-kamera-selfie-p30-dan-p30-pro-1rgUDuvIe6W</text:p>
          </table:table-cell>
        </table:table-row>
        <table:table-row table:style-name="ro1">
          <table:table-cell office:value-type="string" calcext:value-type="string">
            <text:p>https://kumparan.com/@kumparantech/pengakuan-seorang-wanita-yang-hanya-mau-kencani-pengguna-iphone-1rgivtz2trf</text:p>
          </table:table-cell>
        </table:table-row>
        <table:table-row table:style-name="ro1">
          <table:table-cell office:value-type="string" calcext:value-type="string">
            <text:p>https://kumparan.com/@kumparantech/startup-minuman-tradisional-goola-milik-gibran-raih-investasi-rp-71-m-1rgO4NPcPcX</text:p>
          </table:table-cell>
        </table:table-row>
        <table:table-row table:style-name="ro1">
          <table:table-cell office:value-type="string" calcext:value-type="string">
            <text:p>https://kumparan.com/@kumparantech/di-hut-ri-telkomsel-jual-paket-data-hingga-74-gb-mulai-rp-100-000-1rgKK0ceYRY</text:p>
          </table:table-cell>
        </table:table-row>
        <table:table-row table:style-name="ro1">
          <table:table-cell office:value-type="string" calcext:value-type="string">
            <text:p>https://kumparan.com/@kumparantech/google-rayakan-hut-ke-74-ri-dengan-ilustrasi-doodle-gapura-1rgL34xNiov</text:p>
          </table:table-cell>
        </table:table-row>
        <table:table-row table:style-name="ro1">
          <table:table-cell office:value-type="string" calcext:value-type="string">
            <text:p>https://kumparan.com/@kumparantech/5g-baru-datang-huawei-sudah-mulai-garap-teknologi-jaringan-6g-1rg6qEORrhq</text:p>
          </table:table-cell>
        </table:table-row>
        <table:table-row table:style-name="ro1">
          <table:table-cell office:value-type="string" calcext:value-type="string">
            <text:p>https://kumparan.com/@kumparantech/ios-13-beta-beri-petunjuk-tanggal-rilis-iphone-11-1rg4WGHlBFD</text:p>
          </table:table-cell>
        </table:table-row>
        <table:table-row table:style-name="ro1">
          <table:table-cell office:value-type="string" calcext:value-type="string">
            <text:p>https://kumparan.com/@kumparantech/kaesang-resmi-gabung-tim-esports-mobile-legends-aerowolf-1rg2otVhZgr</text:p>
          </table:table-cell>
        </table:table-row>
        <table:table-row table:style-name="ro1">
          <table:table-cell office:value-type="string" calcext:value-type="string">
            <text:p>https://kumparan.com/@kumparantech/kolaborasi-tiktok-dan-kemenpora-untuk-memaknai-kemerdekaan-indonesia-1rg55aZAP3t</text:p>
          </table:table-cell>
        </table:table-row>
        <table:table-row table:style-name="ro1">
          <table:table-cell office:value-type="string" calcext:value-type="string">
            <text:p>https://kumparan.com/@kumparantech/daftar-pembicara-di-gerakan-nasional-1-000-startup-ignite-the-nation-1rg0vDXPata</text:p>
          </table:table-cell>
        </table:table-row>
        <table:table-row table:style-name="ro1">
          <table:table-cell office:value-type="string" calcext:value-type="string">
            <text:p>https://kumparan.com/@kumparantech/google-rilis-fitur-bantu-guru-ungkap-murid-yang-menyontek-1rfynseNV20</text:p>
          </table:table-cell>
        </table:table-row>
        <table:table-row table:style-name="ro1">
          <table:table-cell office:value-type="string" calcext:value-type="string">
            <text:p>https://kumparan.com/@kumparantech/huawei-bikin-aplikasi-peta-digital-tandingan-google-maps-1rfwhK39iS0</text:p>
          </table:table-cell>
        </table:table-row>
        <table:table-row table:style-name="ro1">
          <table:table-cell office:value-type="string" calcext:value-type="string">
            <text:p>https://kumparan.com/@kumparantech/tri-siap-jual-esim-mulai-2020-1rfvnrX0I45</text:p>
          </table:table-cell>
        </table:table-row>
        <table:table-row table:style-name="ro1">
          <table:table-cell office:value-type="string" calcext:value-type="string">
            <text:p>https://kumparan.com/@kumparantech/game-karya-anak-bangsa-dreadout-2-lepas-video-trailer-baru-1rfjKCwdpxq</text:p>
          </table:table-cell>
        </table:table-row>
        <table:table-row table:style-name="ro1">
          <table:table-cell office:value-type="string" calcext:value-type="string">
            <text:p>https://kumparan.com/@kumparantech/kata-tri-soal-aturan-imei-jangan-sampai-rugikan-pelanggan-1rfhqAvhv82</text:p>
          </table:table-cell>
        </table:table-row>
        <table:table-row table:style-name="ro1">
          <table:table-cell office:value-type="string" calcext:value-type="string">
            <text:p>https://kumparan.com/@kumparantech/twitter-siapkan-fitur-baru-follow-topik-1rfe6QvlVlf</text:p>
          </table:table-cell>
        </table:table-row>
        <table:table-row table:style-name="ro1">
          <table:table-cell office:value-type="string" calcext:value-type="string">
            <text:p>https://kumparan.com/kumparantech/tweet-status-offline-di-twitter-elon-musk-pamit-dari-medsos-1sBIpMmo5Z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3:22:57.722476226</meta:creation-date>
    <dc:date>2019-11-04T03:23:56.242501986</dc:date>
    <meta:editing-duration>PT59S</meta:editing-duration>
    <meta:editing-cycles>1</meta:editing-cycles>
    <meta:document-statistic meta:table-count="1" meta:cell-count="100" meta:object-count="0"/>
    <meta:generator>LibreOffice/6.0.7.3$Linux_X86_64 LibreOffice_project/00m0$Build-3</meta:generator>
  </office:meta>
</office:document-meta>
</file>